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  <style:style style:name="ce5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5"/>
        <table:table-row table:style-name="ro1">
          <table:table-cell table:style-name="Default" office:value-type="string" calcext:value-type="string">
            <text:p>lattice_N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dy</text:p>
          </table:table-cell>
          <table:table-cell table:style-name="Default" office:value-type="string" calcext:value-type="string">
            <text:p>dy_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B2]/([.C2]*7.12)" office:value-type="float" office:value="3.5814606741573" calcext:value-type="float">
            <text:p>3,58</text:p>
          </table:table-cell>
          <table:table-cell table:formula="of:=SQRT(0.05*0.05/([.B2]*[.B2])+0.02*0.02/(7.12*7.12))*[.D2]" office:value-type="float" office:value="0.0102123202236139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B3]/([.C3]*7.12)" office:value-type="float" office:value="2.52808988764045" calcext:value-type="float">
            <text:p>2,53</text:p>
          </table:table-cell>
          <table:table-cell table:formula="of:=SQRT(0.05*0.05/([.B3]*[.B3])+0.02*0.02/(7.12*7.12))*[.D3]" office:value-type="float" office:value="0.00731517168894233" calcext:value-type="float">
            <text:p>0,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B4]/([.C4]*7.12)" office:value-type="float" office:value="1.26404494382022" calcext:value-type="float">
            <text:p>1,26</text:p>
          </table:table-cell>
          <table:table-cell table:formula="of:=SQRT(0.05*0.05/([.B4]*[.B4])+0.02*0.02/(7.12*7.12))*[.D4]" office:value-type="float" office:value="0.00396100745668833" calcext:value-type="float">
            <text:p>0,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B5]/([.C5]*7.12)" office:value-type="float" office:value="0.632022471910112" calcext:value-type="float">
            <text:p>0,63</text:p>
          </table:table-cell>
          <table:table-cell table:formula="of:=SQRT(0.05*0.05/([.B5]*[.B5])+0.02*0.02/(7.12*7.12))*[.D5]" office:value-type="float" office:value="0.00212643142657027" calcext:value-type="float">
            <text:p>0,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6]/([.C6]*7.12)" office:value-type="float" office:value="0.491573033707865" calcext:value-type="float">
            <text:p>0,49</text:p>
          </table:table-cell>
          <table:table-cell table:formula="of:=SQRT(0.05*0.05/([.B6]*[.B6])+0.02*0.02/(7.12*7.12))*[.D6]" office:value-type="float" office:value="0.00181012063868135" calcext:value-type="float">
            <text:p>0,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 style:data-style-name="N2" text:time-value="21:22:29.9251563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57:52.956193922</meta:creation-date>
    <dc:date>2022-02-15T21:24:21.652821623</dc:date>
    <meta:editing-duration>PT3M34S</meta:editing-duration>
    <meta:editing-cycles>3</meta:editing-cycles>
    <meta:generator>LibreOffice/6.4.7.2$Linux_X86_64 LibreOffice_project/40$Build-2</meta:generator>
    <meta:document-statistic meta:table-count="1" meta:cell-count="30" meta:object-count="0"/>
  </office:meta>
</office:document-meta>
</file>